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19A3000004DD25A82A0F.svm"/>
  <manifest:file-entry manifest:media-type="" manifest:full-path="Pictures/20000007000014E2000004098C91058A.svm"/>
  <manifest:file-entry manifest:media-type="" manifest:full-path="Pictures/2000000700002F2200000895E941768B.svm"/>
  <manifest:file-entry manifest:media-type="" manifest:full-path="Pictures/20000007000021CD0000069EB61EC9FB.svm"/>
  <manifest:file-entry manifest:media-type="" manifest:full-path="Pictures/2000000700002C8D000006352BDCD3B9.svm"/>
  <manifest:file-entry manifest:media-type="" manifest:full-path="Pictures/2000000700001178000002E6DA7D6941.svm"/>
  <manifest:file-entry manifest:media-type="" manifest:full-path="Pictures/2000000700003CAC00005260913EBBAD.svm"/>
  <manifest:file-entry manifest:media-type="" manifest:full-path="Pictures/2000000700003DEA00005295F991F7F1.svm"/>
  <manifest:file-entry manifest:media-type="" manifest:full-path="Pictures/20000007000028000000057BA722472B.svm"/>
  <manifest:file-entry manifest:media-type="" manifest:full-path="Pictures/2000000700004452000017ACD167EC43.svm"/>
  <manifest:file-entry manifest:media-type="" manifest:full-path="Pictures/2000000700002A610000052CCBE5737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4.39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65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textes cachés</text:p>
          </table:table-cell>
          <table:table-cell office:value-type="string">
            <text:p>Dans l'ensemble de la page d'accueil, il y a 3 divs cachés avec des mots clefs, ce qui est reconnu par google comme tentative de tricherie</text:p>
          </table:table-cell>
          <table:table-cell/>
          <table:table-cell table:style-name="ce3" office:value-type="string">
            <text:p>Il serait plus judicieux de mettre ces mots clefs dans la balise meta keywords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chargement fichiers .js</text:p>
          </table:table-cell>
          <table:table-cell table:style-name="Default"/>
          <table:table-cell office:value-type="string">
            <text:p>minifier les fichier et mettre async ou defer pour que ces fichiers ne bloquent pas le reste du site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>
            <text:p>balise title</text:p>
          </table:table-cell>
          <table:table-cell office:value-type="string">
            <text:p>le title n'est pas du tout explicite et ne permettra pas aux utilisateurs nous trouvant sur google de nous identifier correctement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>
            <text:p>balise description</text:p>
          </table:table-cell>
          <table:table-cell office:value-type="string">
            <text:p>la balise description n'a aucun contenu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problème nommage fichier html + problème nommage de l'ancre </text:p>
          </table:table-cell>
          <table:table-cell office:value-type="string">
            <text:p>renommage du fichier page2.html en contact,html + renommage ancre « page2 » en « contact »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>
            <text:p>taille des paragraphes</text:p>
          </table:table-cell>
          <table:table-cell office:value-type="string">
            <text:p>tailles des paragraphes trop petite sur les mobiles (11px) ce qui obligera les utilisateurs mobiles à pincer leurs écrans pour zoomer</text:p>
          </table:table-cell>
          <table:table-cell office:value-type="string">
            <text:p>passage de la taille de la police à 12px selon les recommandations de google ligthHouse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footer différents</text:p>
          </table:table-cell>
          <table:table-cell office:value-type="string">
            <text:p>sur les 2 pages les footer sont différentes</text:p>
          </table:table-cell>
          <table:table-cell office:value-type="string">
            <text:p>un unique footer pour l'ensemble des pages du site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>
            <text:p>sémantique</text:p>
          </table:table-cell>
          <table:table-cell office:value-type="string">
            <text:p>mauvais balisage sémantique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>
            <text:p>langue du site</text:p>
          </table:table-cell>
          <table:table-cell office:value-type="string">
            <text:p>pas de langue définit</text:p>
          </table:table-cell>
          <table:table-cell/>
          <table:table-cell table:style-name="ce3"/>
          <table:table-cell table:number-columns-repeated="1019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98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nification + Async" table:style-name="ta2" table:print="false">
        <office:forms form:automatic-focus="false" form:apply-design-mode="false"/>
        <table:table-column table:style-name="co5" table:default-cell-style-name="Default"/>
        <table:table-row table:style-name="ro3">
          <table:table-cell>
            <draw:frame table:end-cell-address="'Minification + Async'.H14" table:end-x="1.683cm" table:end-y="0.188cm" draw:z-index="0" draw:name="Images 1" draw:style-name="gr1" draw:text-style-name="P1" svg:width="17.489cm" svg:height="6.059cm" svg:x="0cm" svg:y="0cm">
              <draw:image xlink:href="Pictures/2000000700004452000017ACD167EC43.svm" xlink:type="simple" xlink:show="embed" xlink:actuate="onLoad">
                <text:p/>
              </draw:image>
            </draw:frame>
          </table:table-cell>
        </table:table-row>
      </table:table>
      <table:table table:name="Title " table:style-name="ta2" table:print="false">
        <office:forms form:automatic-focus="false" form:apply-design-mode="false"/>
        <table:table-column table:style-name="co5" table:number-columns-repeated="6" table:default-cell-style-name="Default"/>
        <table:table-row table:style-name="ro3">
          <table:table-cell>
            <draw:frame table:end-cell-address="'Title '.E4" table:end-x="1.207cm" table:end-y="0.048cm" draw:z-index="0" draw:name="Images 2" draw:style-name="gr1" draw:text-style-name="P1" svg:width="10.239cm" svg:height="1.402cm" svg:x="0cm" svg:y="0cm">
              <draw:image xlink:href="Pictures/20000007000028000000057BA722472B.svm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'Title '.L4" table:end-x="0.085cm" table:end-y="0.234cm" draw:z-index="1" draw:name="Images 3" draw:style-name="gr1" draw:text-style-name="P1" svg:width="11.404cm" svg:height="1.588cm" svg:x="2.23cm" svg:y="0cm">
              <draw:image xlink:href="Pictures/2000000700002C8D000006352BDCD3B9.svm" xlink:type="simple" xlink:show="embed" xlink:actuate="onLoad">
                <text:p/>
              </draw:image>
            </draw:frame>
          </table:table-cell>
        </table:table-row>
        <table:table-row table:style-name="ro3">
          <table:table-cell table:number-columns-repeated="5"/>
          <table:table-cell office:value-type="string">
            <text:p>devient </text:p>
          </table:table-cell>
        </table:table-row>
        <table:table-row table:style-name="ro3" table:number-rows-repeated="4">
          <table:table-cell table:number-columns-repeated="6"/>
        </table:table-row>
        <table:table-row table:style-name="ro3">
          <table:table-cell>
            <draw:frame table:end-cell-address="'Title '.C10" table:end-x="2.046cm" table:end-y="0.022cm" draw:z-index="2" draw:name="Images 4" draw:style-name="gr1" draw:text-style-name="P1" svg:width="6.562cm" svg:height="1.244cm" svg:x="0cm" svg:y="0.133cm">
              <draw:image xlink:href="Pictures/20000007000019A3000004DD25A82A0F.svm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'Title '.I10" table:end-x="1.76cm" table:end-y="0.022cm" draw:z-index="3" draw:name="Images 5" draw:style-name="gr1" draw:text-style-name="P1" svg:width="10.848cm" svg:height="1.323cm" svg:x="2.203cm" svg:y="0.054cm">
              <draw:image xlink:href="Pictures/2000000700002A610000052CCBE5737B.svm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devient</text:p>
          </table:table-cell>
          <table:table-cell table:number-columns-repeated="2"/>
        </table:table-row>
      </table:table>
      <table:table table:name="nommage fichier + ancre" table:style-name="ta2" table:print="false">
        <office:forms form:automatic-focus="false" form:apply-design-mode="false"/>
        <table:table-column table:style-name="co5" table:number-columns-repeated="5" table:default-cell-style-name="Default"/>
        <table:table-row table:style-name="ro3">
          <table:table-cell>
            <draw:frame table:end-cell-address="'nommage fichier + ancre'.D4" table:end-x="1.878cm" table:end-y="0.339cm" draw:z-index="0" draw:name="Images 6" draw:style-name="gr1" draw:text-style-name="P1" svg:width="8.652cm" svg:height="1.693cm" svg:x="0cm" svg:y="0cm">
              <draw:image xlink:href="Pictures/20000007000021CD0000069EB61EC9FB.svm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'nommage fichier + ancre'.K5" table:end-x="0.69cm" table:end-y="0.39cm" draw:z-index="1" draw:name="Images 7" draw:style-name="gr1" draw:text-style-name="P1" svg:width="12.065cm" svg:height="2.196cm" svg:x="2.174cm" svg:y="0cm">
              <draw:image xlink:href="Pictures/2000000700002F2200000895E941768B.svm" xlink:type="simple" xlink:show="embed" xlink:actuate="onLoad">
                <text:p/>
              </draw:image>
            </draw:frame>
          </table:table-cell>
        </table:table-row>
        <table:table-row table:style-name="ro3">
          <table:table-cell table:number-columns-repeated="4"/>
          <table:table-cell office:value-type="string">
            <text:p>devient </text:p>
          </table:table-cell>
        </table:table-row>
      </table:table>
      <table:table table:name="Mauvais balisage sémantique" table:style-name="ta2" table:print="false">
        <office:forms form:automatic-focus="false" form:apply-design-mode="false"/>
        <table:table-column table:style-name="co5" table:number-columns-repeated="8" table:default-cell-style-name="Default"/>
        <table:table-row table:style-name="ro3">
          <table:table-cell>
            <draw:frame table:end-cell-address="'Mauvais balisage sémantique'.G47" table:end-x="1.983cm" table:end-y="0.313cm" draw:z-index="0" draw:name="Images 10" draw:style-name="gr1" draw:text-style-name="P1" svg:width="15.531cm" svg:height="21.087cm" svg:x="0cm" svg:y="0cm">
              <draw:image xlink:href="Pictures/2000000700003CAC00005260913EBBAD.svm" xlink:type="simple" xlink:show="embed" xlink:actuate="onLoad">
                <text:p/>
              </draw:image>
            </draw:frame>
          </table:table-cell>
          <table:table-cell table:number-columns-repeated="6"/>
          <table:table-cell>
            <draw:frame table:end-cell-address="'Mauvais balisage sémantique'.O47" table:end-x="2.217cm" table:end-y="0.366cm" draw:z-index="1" draw:name="Images 8" draw:style-name="gr1" draw:text-style-name="P1" svg:width="15.849cm" svg:height="21.14cm" svg:x="2.175cm" svg:y="0cm">
              <draw:image xlink:href="Pictures/2000000700003DEA00005295F991F7F1.svm" xlink:type="simple" xlink:show="embed" xlink:actuate="onLoad">
                <text:p/>
              </draw:image>
            </draw:frame>
          </table:table-cell>
        </table:table-row>
        <table:table-row table:style-name="ro3">
          <table:table-cell table:number-columns-repeated="7"/>
          <table:table-cell office:value-type="string">
            <text:p>devient</text:p>
          </table:table-cell>
        </table:table-row>
      </table:table>
      <table:table table:name="Langue du site" table:style-name="ta2" table:print="false">
        <office:forms form:automatic-focus="false" form:apply-design-mode="false"/>
        <table:table-column table:style-name="co5" table:number-columns-repeated="5" table:default-cell-style-name="Default"/>
        <table:table-row table:style-name="ro3">
          <table:table-cell>
            <draw:frame table:end-cell-address="'Langue du site'.C3" table:end-x="0.829cm" table:end-y="0.129cm" draw:z-index="0" draw:name="Images 9" draw:style-name="gr1" draw:text-style-name="P1" svg:width="5.345cm" svg:height="1.032cm" svg:x="0cm" svg:y="0cm">
              <draw:image xlink:href="Pictures/20000007000014E2000004098C91058A.svm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>
            <text:p>devient</text:p>
          </table:table-cell>
          <table:table-cell>
            <draw:frame table:end-cell-address="'Langue du site'.F2" table:end-x="2.241cm" table:end-y="0.29cm" draw:z-index="1" draw:name="Images 11" draw:style-name="gr1" draw:text-style-name="P1" svg:width="4.471cm" svg:height="0.741cm" svg:x="0.028cm" svg:y="0cm">
              <draw:image xlink:href="Pictures/2000000700001178000002E6DA7D6941.svm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4">04/02/2022</text:date>, <text:time>11:3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04T11:32:40</dc:date>
    <dc:creator>Tony Marques</dc:creator>
    <meta:generator>OpenOffice/4.1.10$Win32 OpenOffice.org_project/4110m2$Build-9807</meta:generator>
    <meta:editing-duration>PT1H23M34S</meta:editing-duration>
    <meta:editing-cycles>7</meta:editing-cycles>
    <meta:document-statistic meta:table-count="6" meta:cell-count="36" meta:object-count="11"/>
  </office:meta>
</office:document-meta>
</file>